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face style:name="Courier" svg:font-family="Courier, 'Courier New'" style:font-family-generic="modern"/>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hicago" svg:font-family="Chicago, Arial"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New York" fo:font-weight="bold" style:font-weight-asian="bold" style:font-name-complex="New York"/>
    </style:style>
    <style:style style:name="P2" style:family="paragraph" style:parent-style-name="Standard">
      <style:text-properties style:font-name="New York" style:font-name-complex="New York"/>
    </style:style>
    <style:style style:name="P3" style:family="paragraph" style:parent-style-name="Standard">
      <style:paragraph-properties fo:text-align="center" style:justify-single-word="false"/>
      <style:text-properties style:font-name="New York" style:font-name-complex="New York"/>
    </style:style>
    <style:style style:name="P4" style:family="paragraph" style:parent-style-name="Standard">
      <style:paragraph-properties>
        <style:tab-stops>
          <style:tab-stop style:position="4.128cm"/>
        </style:tab-stops>
      </style:paragraph-properties>
      <style:text-properties style:font-name="New York" style:font-name-complex="New York"/>
    </style:style>
    <style:style style:name="P5" style:family="paragraph" style:parent-style-name="Standard">
      <style:paragraph-properties>
        <style:tab-stops>
          <style:tab-stop style:position="3.334cm"/>
        </style:tab-stops>
      </style:paragraph-properties>
      <style:text-properties style:font-name="New York" style:font-name-complex="New York"/>
    </style:style>
    <style:style style:name="P6" style:family="paragraph" style:parent-style-name="Standard">
      <style:paragraph-properties>
        <style:tab-stops>
          <style:tab-stop style:position="3.334cm"/>
          <style:tab-stop style:position="4.445cm"/>
        </style:tab-stops>
      </style:paragraph-properties>
      <style:text-properties style:font-name="New York" style:font-name-complex="New York"/>
    </style:style>
    <style:style style:name="P7" style:family="paragraph" style:parent-style-name="Standard">
      <style:paragraph-properties>
        <style:tab-stops>
          <style:tab-stop style:position="3.334cm"/>
          <style:tab-stop style:position="4.128cm"/>
        </style:tab-stops>
      </style:paragraph-properties>
      <style:text-properties style:font-name="New York" style:font-name-complex="New York"/>
    </style:style>
    <style:style style:name="P8" style:family="paragraph" style:parent-style-name="Standard">
      <style:paragraph-properties fo:text-align="center" style:justify-single-word="false"/>
      <style:text-properties style:font-name="New York" style:text-underline-style="solid" style:text-underline-width="auto" style:text-underline-color="font-color" fo:font-weight="bold" style:font-weight-asian="bold" style:font-name-complex="New York"/>
    </style:style>
    <style:style style:name="P9" style:family="paragraph" style:parent-style-name="Standard">
      <style:text-properties style:font-name="New York" style:text-underline-style="solid" style:text-underline-type="double" style:text-underline-width="auto" style:text-underline-color="font-color" style:font-name-complex="New York"/>
    </style:style>
    <style:style style:name="P10" style:family="paragraph" style:parent-style-name="Standard">
      <style:text-properties style:font-name="New York" fo:font-style="italic" style:font-style-asian="italic" style:font-name-complex="New York"/>
    </style:style>
    <style:style style:name="P11" style:family="paragraph" style:parent-style-name="Standard">
      <style:paragraph-properties>
        <style:tab-stops>
          <style:tab-stop style:position="3.334cm"/>
        </style:tab-stops>
      </style:paragraph-properties>
      <style:text-properties style:font-name="New York" style:font-name-asian="New York" style:font-name-complex="New York"/>
    </style:style>
    <style:style style:name="P12" style:family="paragraph" style:parent-style-name="Standard">
      <style:text-properties style:font-name="New York" fo:font-size="11pt" fo:font-style="italic" style:font-size-asian="11pt" style:font-style-asian="italic" style:font-name-complex="New York"/>
    </style:style>
    <style:style style:name="P13" style:family="paragraph" style:parent-style-name="Standard">
      <style:text-properties style:font-name="Chicago" style:font-name-complex="Chicago"/>
    </style:style>
    <style:style style:name="P14" style:family="paragraph" style:parent-style-name="Standard">
      <style:paragraph-properties>
        <style:tab-stops>
          <style:tab-stop style:position="4.128cm"/>
        </style:tab-stops>
      </style:paragraph-properties>
      <style:text-properties style:font-name="Chicago" style:font-name-complex="Chicago"/>
    </style:style>
    <style:style style:name="P15" style:family="paragraph" style:parent-style-name="Standard">
      <style:text-properties style:font-name="Chicago" style:text-underline-style="solid" style:text-underline-width="auto" style:text-underline-color="font-color" style:font-name-complex="Chicago"/>
    </style:style>
    <style:style style:name="P16" style:family="paragraph" style:parent-style-name="Standard">
      <style:text-properties style:font-name="Chicago" fo:font-size="11pt" style:font-size-asian="11pt" style:font-name-complex="Chicago"/>
    </style:style>
    <style:style style:name="P17" style:family="paragraph" style:parent-style-name="Standard">
      <style:text-properties fo:font-size="11pt" style:font-size-asian="11pt"/>
    </style:style>
    <style:style style:name="P18" style:family="paragraph" style:parent-style-name="Standard">
      <style:paragraph-properties>
        <style:tab-stops>
          <style:tab-stop style:position="4.128cm"/>
        </style:tab-stops>
      </style:paragraph-properties>
    </style:style>
    <style:style style:name="P19" style:family="paragraph" style:parent-style-name="Standard">
      <style:text-properties style:font-name="Courier" style:font-name-complex="Courier"/>
    </style:style>
    <style:style style:name="P20" style:family="paragraph" style:parent-style-name="Standard">
      <style:text-properties style:font-name="Courier New1" fo:font-size="11pt" fo:font-weight="bold" style:font-size-asian="11pt" style:font-weight-asian="bold" style:font-name-complex="Courier New1"/>
    </style:style>
    <style:style style:name="P21" style:family="paragraph" style:parent-style-name="Standard">
      <style:text-properties style:font-name="Courier New1" fo:font-size="11pt" style:font-size-asian="11pt" style:font-name-complex="Courier New1"/>
    </style:style>
    <style:style style:name="P22" style:family="paragraph" style:parent-style-name="Standard">
      <style:text-properties style:font-name="Courier New1" fo:font-size="11pt" officeooo:paragraph-rsid="001c4788" style:font-size-asian="11pt" style:font-name-complex="Courier New1"/>
    </style:style>
    <style:style style:name="P23" style:family="paragraph" style:parent-style-name="Standard">
      <style:paragraph-properties fo:margin-left="0cm" fo:margin-right="0cm" fo:text-indent="0.635cm" style:auto-text-indent="false"/>
    </style:style>
    <style:style style:name="P24" style:family="paragraph" style:parent-style-name="Standard">
      <style:paragraph-properties fo:margin-left="0.476cm" fo:margin-right="0cm" fo:text-indent="0cm" style:auto-text-indent="false"/>
    </style:style>
    <style:style style:name="P25" style:family="paragraph" style:parent-style-name="Standard">
      <style:paragraph-properties fo:margin-left="0.476cm" fo:margin-right="0cm" fo:text-indent="0cm" style:auto-text-indent="false"/>
      <style:text-properties style:font-name="New York" style:font-name-complex="New York"/>
    </style:style>
    <style:style style:name="P26" style:family="paragraph" style:parent-style-name="Standard">
      <style:paragraph-properties fo:margin-left="0.476cm" fo:margin-right="0cm" fo:text-indent="-0.476cm" style:auto-text-indent="false"/>
      <style:text-properties style:font-name="New York" style:font-name-complex="New York"/>
    </style:style>
    <style:style style:name="P27" style:family="paragraph" style:parent-style-name="Standard">
      <style:paragraph-properties fo:margin-left="0.318cm" fo:margin-right="0cm" fo:text-indent="-0.318cm" style:auto-text-indent="false"/>
      <style:text-properties style:font-name="New York" style:font-name-complex="New York"/>
    </style:style>
    <style:style style:name="P28" style:family="paragraph" style:parent-style-name="Standard">
      <style:paragraph-properties fo:margin-left="0.794cm" fo:margin-right="0cm" fo:text-indent="-0.794cm" style:auto-text-indent="false"/>
      <style:text-properties style:font-name="New York" style:font-name-complex="New York"/>
    </style:style>
    <style:style style:name="P29" style:family="paragraph" style:parent-style-name="Standard">
      <style:paragraph-properties fo:margin-left="0.794cm" fo:margin-right="0cm" fo:text-indent="0cm" style:auto-text-indent="false"/>
    </style:style>
    <style:style style:name="P30" style:family="paragraph" style:parent-style-name="Standard">
      <style:paragraph-properties fo:margin-left="6.985cm" fo:margin-right="0cm" fo:text-indent="-5.556cm" style:auto-text-indent="false"/>
      <style:text-properties fo:font-size="11pt" style:font-size-asian="11pt"/>
    </style:style>
    <style:style style:name="P31" style:family="paragraph" style:parent-style-name="Standard">
      <style:paragraph-properties fo:margin-left="3.175cm" fo:margin-right="0cm" fo:text-indent="-3.175cm" style:auto-text-indent="false"/>
      <style:text-properties style:font-name="New York" style:font-name-complex="New York"/>
    </style:style>
    <style:style style:name="P32" style:family="paragraph" style:parent-style-name="Standard">
      <style:paragraph-properties fo:margin-left="4.445cm" fo:margin-right="0cm" fo:text-indent="-4.445cm" style:auto-text-indent="false"/>
      <style:text-properties style:font-name="New York" style:font-name-complex="New York"/>
    </style:style>
    <style:style style:name="P33" style:family="paragraph" style:parent-style-name="Standard">
      <style:paragraph-properties fo:margin-left="4.604cm" fo:margin-right="0cm" fo:text-indent="-4.604cm" style:auto-text-indent="false"/>
      <style:text-properties style:font-name="New York" style:font-name-complex="New York"/>
    </style:style>
    <style:style style:name="P34" style:family="paragraph" style:parent-style-name="Standard">
      <style:paragraph-properties fo:margin-left="4.921cm" fo:margin-right="0cm" fo:text-indent="-4.921cm" style:auto-text-indent="false"/>
      <style:text-properties style:font-name="New York" style:font-name-complex="New York"/>
    </style:style>
    <style:style style:name="P35" style:family="paragraph" style:parent-style-name="Standard">
      <style:paragraph-properties fo:margin-left="6.668cm" fo:margin-right="0cm" fo:text-indent="-6.668cm" style:auto-text-indent="false"/>
      <style:text-properties style:font-name="New York" style:font-name-complex="New York"/>
    </style:style>
    <style:style style:name="P36" style:family="paragraph" style:parent-style-name="Standard">
      <style:paragraph-properties fo:margin-left="1.746cm" fo:margin-right="0cm" fo:text-indent="0cm" style:auto-text-indent="false"/>
    </style:style>
    <style:style style:name="P37" style:family="paragraph" style:parent-style-name="Standard">
      <style:paragraph-properties fo:margin-left="1.588cm" fo:margin-right="0cm" fo:text-indent="0cm" style:auto-text-indent="false"/>
    </style:style>
    <style:style style:name="P38" style:family="paragraph" style:parent-style-name="Standard">
      <style:paragraph-properties fo:margin-left="4.445cm" fo:margin-right="0cm" fo:text-indent="0cm" style:auto-text-indent="false"/>
      <style:text-properties style:font-name="New York" style:font-name-complex="New York"/>
    </style:style>
    <style:style style:name="P39" style:family="paragraph" style:parent-style-name="Standard">
      <style:paragraph-properties fo:margin-left="2.223cm" fo:margin-right="0cm" fo:text-indent="-2.223cm" style:auto-text-indent="false"/>
      <style:text-properties style:font-name="New York" style:font-name-complex="New York"/>
    </style:style>
    <style:style style:name="P40" style:family="paragraph" style:parent-style-name="Standard">
      <style:paragraph-properties fo:margin-left="1.27cm" fo:margin-right="0cm" fo:text-indent="-0.476cm" style:auto-text-indent="false"/>
    </style:style>
    <style:style style:name="P41" style:family="paragraph" style:parent-style-name="Standard">
      <style:paragraph-properties fo:margin-left="1.111cm" fo:margin-right="0cm" fo:text-indent="0cm" style:auto-text-indent="false"/>
    </style:style>
    <style:style style:name="P42" style:family="paragraph" style:parent-style-name="Standard">
      <style:paragraph-properties fo:margin-left="1.111cm" fo:margin-right="0cm" fo:text-indent="0cm" style:auto-text-indent="false"/>
      <style:text-properties style:font-name="New York" style:font-name-complex="New York"/>
    </style:style>
    <style:style style:name="P43" style:family="paragraph" style:parent-style-name="Standard">
      <style:paragraph-properties fo:margin-left="1.429cm" fo:margin-right="0cm" fo:text-indent="0cm" style:auto-text-indent="false">
        <style:tab-stops>
          <style:tab-stop style:position="4.921cm"/>
        </style:tab-stops>
      </style:paragraph-properties>
      <style:text-properties style:font-name="New York" fo:font-size="11pt" style:font-size-asian="11pt" style:font-name-complex="New York"/>
    </style:style>
    <style:style style:name="P44" style:family="paragraph" style:parent-style-name="Standard">
      <style:paragraph-properties fo:margin-left="1.429cm" fo:margin-right="0cm" fo:text-indent="0cm" style:auto-text-indent="false">
        <style:tab-stops>
          <style:tab-stop style:position="4.921cm"/>
        </style:tab-stops>
      </style:paragraph-properties>
      <style:text-properties style:font-name="New York" officeooo:paragraph-rsid="001c4788" style:font-name-complex="New York"/>
    </style:style>
    <style:style style:name="P45" style:family="paragraph" style:parent-style-name="Standard">
      <style:paragraph-properties fo:break-before="page"/>
      <style:text-properties style:font-name="New York" style:font-name-complex="New York"/>
    </style:style>
    <style:style style:name="P46" style:family="paragraph" style:parent-style-name="Standard">
      <style:paragraph-properties fo:margin-left="1.27cm" fo:margin-right="0cm" fo:text-indent="0cm" style:auto-text-indent="false"/>
    </style:style>
    <style:style style:name="P47" style:family="paragraph" style:parent-style-name="Standard">
      <style:paragraph-properties fo:margin-left="1.27cm" fo:margin-right="0cm" fo:text-indent="0cm" style:auto-text-indent="false">
        <style:tab-stops>
          <style:tab-stop style:position="4.445cm"/>
        </style:tab-stops>
      </style:paragraph-properties>
      <style:text-properties style:font-name="New York" fo:font-size="11pt" style:font-size-asian="11pt" style:font-name-complex="New York"/>
    </style:style>
    <style:style style:name="P48" style:family="paragraph" style:parent-style-name="Standard">
      <style:paragraph-properties fo:margin-left="0.953cm" fo:margin-right="0cm" fo:text-indent="0cm" style:auto-text-indent="false"/>
      <style:text-properties style:font-name="New York" fo:font-size="11pt" style:font-size-asian="11pt" style:font-name-complex="New York"/>
    </style:style>
    <style:style style:name="P49" style:family="paragraph" style:parent-style-name="Standard" style:master-page-name="Standard">
      <style:paragraph-properties fo:text-align="center" style:justify-single-word="false" style:page-number="auto"/>
      <style:text-properties style:font-name="New York" fo:font-weight="bold" style:font-weight-asian="bold" style:font-name-complex="New York"/>
    </style:style>
    <style:style style:name="P50" style:family="paragraph" style:parent-style-name="Standard">
      <style:paragraph-properties fo:margin-left="0cm" fo:margin-right="0cm" fo:text-indent="0cm" style:auto-text-indent="false">
        <style:tab-stops>
          <style:tab-stop style:position="4.921cm"/>
        </style:tab-stops>
      </style:paragraph-properties>
      <style:text-properties style:font-name="New York" officeooo:paragraph-rsid="001c4788" style:font-name-complex="New York"/>
    </style:style>
    <style:style style:name="P51" style:family="paragraph" style:parent-style-name="Heading_20_1">
      <style:paragraph-properties>
        <style:tab-stops>
          <style:tab-stop style:position="4.128cm"/>
        </style:tab-stops>
      </style:paragraph-properties>
    </style:style>
    <style:style style:name="T1" style:family="text">
      <style:text-properties style:font-name-asian="New York"/>
    </style:style>
    <style:style style:name="T2" style:family="text">
      <style:text-properties style:font-name="New York" style:font-name-complex="New York"/>
    </style:style>
    <style:style style:name="T3" style:family="text">
      <style:text-properties style:font-name="New York" style:font-name-asian="New York" style:font-name-complex="New York"/>
    </style:style>
    <style:style style:name="T4" style:family="text">
      <style:text-properties style:font-name="New York" fo:font-style="italic" style:font-style-asian="italic" style:font-name-complex="New York"/>
    </style:style>
    <style:style style:name="T5" style:family="text">
      <style:text-properties fo:font-weight="bold" style:font-weight-asian="bold"/>
    </style:style>
    <style:style style:name="T6" style:family="text">
      <style:text-properties fo:color="#ff0000" style:font-name="New York" fo:font-weight="bold" style:font-weight-asian="bold" style:font-name-complex="New York"/>
    </style:style>
    <style:style style:name="T7" style:family="text">
      <style:text-properties style:font-name-asian="Helvetica"/>
    </style:style>
    <style:style style:name="T8" style:family="text">
      <style:text-properties style:font-name="Chicago" style:text-underline-style="solid" style:text-underline-width="auto" style:text-underline-color="font-color" style:font-name-complex="Chicago"/>
    </style:style>
    <style:style style:name="T9" style:family="text">
      <style:text-properties style:font-name="Chicago" fo:font-size="10pt" style:text-underline-style="solid" style:text-underline-width="auto" style:text-underline-color="font-color" style:font-size-asian="10pt" style:font-name-complex="Chicago"/>
    </style:style>
    <style:style style:name="T10" style:family="text">
      <style:text-properties style:font-name="Chicago" fo:font-size="11pt" style:font-size-asian="11pt" style:font-name-complex="Chicago"/>
    </style:style>
    <style:style style:name="T11" style:family="text">
      <style:text-properties style:font-name-asian="Courier"/>
    </style:style>
    <style:style style:name="T12" style:family="text">
      <style:text-properties style:font-name-asian="Courier New1"/>
    </style:style>
    <style:style style:name="T13" style:family="text">
      <style:text-properties fo:font-size="11pt" style:font-size-asian="11pt"/>
    </style:style>
    <style:style style:name="T14" style:family="text">
      <style:text-properties fo:font-size="11pt" style:font-name-asian="New York" style:font-size-asian="11pt"/>
    </style:style>
    <style:style style:name="T15"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CSI 2111 <text:s/>(November 1999) <text:s/></text:p>
      <text:p text:style-name="P3"/>
      <text:p text:style-name="P8">A Project on the Architecture of <text:s/>Sim68k Processor <text:s/></text:p>
      <text:p text:style-name="P3"/>
      <text:p text:style-name="P9">1. INTRODUCTION</text:p>
      <text:p text:style-name="P2"/>
      <text:p text:style-name="P2"><text:tab/>You will design and program, in Pascal, a simulator for a processor called sim68k which is defined in Section 2. <text:s/>sim68k processor has a subset of the addressing modes of MC68000 and has 32 instructions, some of which are derived from those of MC68000. <text:s/>The simulator will take as input a program written in sim68k assembly/machine language and will execute it, that is to say it will execute each of the sim68k machine instructions in the input program. </text:p>
      <text:p text:style-name="P2"/>
      <text:p text:style-name="P2">What we provide:</text:p>
      <text:p text:style-name="P2"/>
      <text:p text:style-name="P2">* The description of the project, sim68k.txt (this document), containing</text:p>
      <text:p text:style-name="P23"/>
      <text:p text:style-name="P23">- The description of the sim68k architecture</text:p>
      <text:p text:style-name="P23">- The fetch-execute (or instruction) cycle of sim68k</text:p>
      <text:p text:style-name="P23">- The description of the 6 addressing modes of sim68k</text:p>
      <text:p text:style-name="P23">- A list of 32 instructions of sim68k</text:p>
      <text:p text:style-name="P23">- The description of the instruction encoding &amp; status bit (HNZVC) update</text:p>
      <text:p text:style-name="P23">- The list of errors to be detected</text:p>
      <text:p text:style-name="P2"/>
      <text:p text:style-name="P2">* The figure for sim68k processor, called sim68k.gif</text:p>
      <text:p text:style-name="P2"/>
      <text:p text:style-name="P2">* Several test programs, called arith.68b, hilow.68b, logic.68b, modes.68b, shiftrot.68b, and errors.68b, written in sim68k assembly/machine language to test your implementation</text:p>
      <text:p text:style-name="P2"/>
      <text:p text:style-name="P2">* The results of executing the test programs:</text:p>
      <text:p text:style-name="Standard"/>
      <text:p text:style-name="Standard"><text:tab/>arith.68b, hilow.68b, logic.68b, modes.68b, shiftrot.68b</text:p>
      <text:p text:style-name="P2"/>
      <text:p text:style-name="P2"><text:span text:style-name="T1"><text:s text:c="2"/></text:span>which are given as </text:p>
      <text:p text:style-name="Standard"/>
      <text:p text:style-name="Standard"><text:tab/>arith.result, hilow.result, logic.result, modes.result, shiftrot.result</text:p>
      <text:p text:style-name="P26"/>
      <text:p text:style-name="P27">* Skeleton of the simulator, called sim68k.pas, that you will complete as your implementation</text:p>
      <text:p text:style-name="P2"/>
      <text:p text:style-name="P2">* A library of several Pascal functions/procedures, called simunit.pas, that will be used by sim68k.pas.</text:p>
      <text:p text:style-name="P10"/>
      <text:p text:style-name="P10"/>
      <text:p text:style-name="P10"/>
      <text:p text:style-name="P10"><text:soft-page-break/>What we expect from you:</text:p>
      <text:p text:style-name="P2"/>
      <text:p text:style-name="P28">(1) A diskette on which your group's name and group members' student nos. are written and containing two files called sim68k.pas and sim68k.exe, i.e. the source and object codes of your implementation of sim68k simulator.</text:p>
      <text:p text:style-name="P2"/>
      <text:p text:style-name="P2">(2) Printout of the source code of your implementation of sim68k simulator.</text:p>
      <text:p text:style-name="P2"/>
      <text:p text:style-name="P28">(3) A self-evaluation report indicating which tests/instructions/modes are correctly implemented in your simulator, and which ones are not. <text:s/>The format of the report will be provided as a file called report.txt. <text:s/>The test programs that we provide will help you in your evaluation of <text:s/>your own implementation of sim68k simulator.</text:p>
      <text:p text:style-name="P2"/>
      <text:p text:style-name="P10">The diskette, printout and report must be submitted:</text:p>
      <text:p text:style-name="P25">in a 9"x12" envelope on which the following information clearly marked:</text:p>
      <text:p text:style-name="P25">2111 Project, Group Name, Names and Student Numbers of the group members </text:p>
      <text:p text:style-name="P24"><text:span text:style-name="T2">by </text:span><text:span text:style-name="T6">5 PM Monday, December 06, 1999</text:span><text:span text:style-name="T2">, </text:span></text:p>
      <text:p text:style-name="P25">into the locked box for CSI2111A or CSI2111B (whichever majority of the group is in)</text:p>
      <text:p text:style-name="P25">on the 3rd floor of MCD.</text:p>
      <text:p text:style-name="P25"/>
      <text:p text:style-name="P2">-------------------------------------------------------------------------------------</text:p>
      <text:p text:style-name="P2"/>
      <text:p text:style-name="P9">2. General Architecture of sim68k </text:p>
      <text:p text:style-name="P2"/>
      <text:p text:style-name="P2"><text:tab/>As in the case of tc2111, (refer to the description of tc2111, i.e., tc2111.txt), sim68k has type definitions for bytes, words and bits, however, it also has type definitions for long words and two bits.</text:p>
      <text:p text:style-name="P2"/>
      <text:p text:style-name="P2"><text:span text:style-name="T1"><text:s text:c="3"/></text:span>* All data and addresses are in hexadecimal.</text:p>
      <text:p text:style-name="P2"/>
      <text:p text:style-name="P2"><text:span text:style-name="T1"><text:s text:c="3"/></text:span>* A "bit" represents either TRUE (if it is 1) or FALSE (if it is 0).</text:p>
      <text:p text:style-name="P2"/>
      <text:p text:style-name="P2"><text:span text:style-name="T1"><text:s text:c="3"/></text:span>* A "twobits" represents two bits and is used as an index from 0 to 3.</text:p>
      <text:p text:style-name="P2"/>
      <text:p text:style-name="P2"><text:span text:style-name="T1"><text:s text:c="3"/></text:span>* A "byte" represents 2 hexadecimal digits ($00...$FF).</text:p>
      <text:p text:style-name="P2"/>
      <text:p text:style-name="P2"><text:span text:style-name="T1"><text:s text:c="3"/></text:span>* A "word" represents 2 bytes ($0000...$FFFF).</text:p>
      <text:p text:style-name="P28"/>
      <text:p text:style-name="P28"><text:span text:style-name="T1"><text:s text:c="3"/></text:span>* A "long" represents a long word which is 2 words, i.e., 4 bytes ($0000 0000 ... $FFFF FFFF).</text:p>
      <text:p text:style-name="P28"/>
      <text:p text:style-name="P28">* If a byte, word or long word represents data (i.e., a value) then it is interpreted as a signed binary integer in 2's CF.</text:p>
      <text:p text:style-name="P13"/>
      <text:p text:style-name="P13"/>
      <text:h text:style-name="Heading_20_1" text:outline-level="1"><text:soft-page-break/>Memory</text:h>
      <text:p text:style-name="P28"/>
      <text:p text:style-name="P28"><text:span text:style-name="T1"><text:s text:c="3"/></text:span>* We simulate the memory as in tc2111. The elements of the memory array are of type "byte" because the memory is byte addressable. <text:s/>The array index is of type "word" because a memory address is a "word". <text:s/>Addresses range from $0000 to $1000. (4097 bytes in total)</text:p>
      <text:p text:style-name="P28"/>
      <text:p text:style-name="P28"><text:span text:style-name="T1"><text:s text:c="3"/></text:span>* You can reuse the procedures "loader" and "access_memory" from tc2111.txt. </text:p>
      <text:p text:style-name="P28"><text:tab/>Modify them to suit your needs.</text:p>
      <text:p text:style-name="P28"/>
      <text:p text:style-name="P28"><text:span text:style-name="T1"><text:s text:c="3"/></text:span>* The communication between the CPU and the memory is done via four registers to be represented by global variables in the simulator:</text:p>
      <text:p text:style-name="P28"/>
      <text:p text:style-name="P30">MAR (Memory Address Register, type word),</text:p>
      <text:p text:style-name="P30"/>
      <text:p text:style-name="P30">MDR (Memory Data Register, type long),</text:p>
      <text:p text:style-name="P30"/>
      <text:p text:style-name="P30">RW (READ/WRITE, type bit), for read, RW = TRUE, for write, RW = FALSE</text:p>
      <text:p text:style-name="P30"/>
      <text:p text:style-name="P30">DS (Data Size, type twobits), for a byte, DS = 00, for a word, DS = 01, for a long word, DS = 10</text:p>
      <text:p text:style-name="P28"/>
      <text:p text:style-name="P28"/>
      <text:p text:style-name="P28"><text:span text:style-name="T1"><text:s text:c="3"/></text:span>* To read or write a value V (byte, word, or long word) from or into the memory location X, we proceed again as in tc2111.</text:p>
      <text:p text:style-name="P2"/>
      <text:p text:style-name="P2"/>
      <text:h text:style-name="Heading_20_1" text:outline-level="1">CPU Registers</text:h>
      <text:p text:style-name="P13"/>
      <text:p text:style-name="P2"><text:tab/>In addition to MAR, MDR, RW and DS, the sim68k has the following registers (all are represented in the simulator by global variables of the type shown in brackets):</text:p>
      <text:p text:style-name="P2"/>
      <text:p text:style-name="P31">* PC (word) = program counter. This register holds the memory address of the NEXT instruction to be executed.</text:p>
      <text:p text:style-name="P2"/>
      <text:p text:style-name="P2">* OpCode (word) = the opcode of the instruction currently being executed.</text:p>
      <text:p text:style-name="P2"/>
      <text:p text:style-name="P32">* OpAddr1(word) = the address of the first operand of the instruction currently being executed (if &amp; when needed (Sections 5&amp;6)).</text:p>
      <text:p text:style-name="P2"/>
      <text:p text:style-name="P32">* OpAddr2(word) = the address of the second operand of the instruction currently being executed (if &amp; when needed (Sections 5&amp;6)).</text:p>
      <text:p text:style-name="P2"/>
      <text:p text:style-name="P33"/>
      <text:p text:style-name="P33">* D0 and D1 (long) = Data registers. The MC68000 has 8 such registers, but we will use only 2 in the simulator.</text:p>
      <text:p text:style-name="P2"/>
      <text:p text:style-name="P34"><text:soft-page-break/>* A0 and A1 (word) = Address registers. The MC68000 has 8 such registers, but we will use only 2 in the simulator.</text:p>
      <text:p text:style-name="P2"/>
      <text:p text:style-name="P35">* TMPS, TMPD, TMPR (long) = Buffer (or Temporary) registers. Used as input and output to the ALU (Source, Destination and Result)</text:p>
      <text:p text:style-name="P2"/>
      <text:p text:style-name="P2"/>
      <text:p text:style-name="P2"><text:tab/>In your simulator, it is of course more practical to use two arrays for data and address registers. For instance, in the declaration of global variables, you could have:</text:p>
      <text:p text:style-name="P36"/>
      <text:p text:style-name="P36">D: array[0..1] of long ; <text:s/>(* Data Registers *)</text:p>
      <text:p text:style-name="P36">A: array[0..1] of word ; <text:s/>(* Address Registers *)</text:p>
      <text:p text:style-name="P2"/>
      <text:p text:style-name="P2">Therefore, the register D0 will become D[0] in your Pascal program, A1 becomes A[1], and so on.</text:p>
      <text:p text:style-name="P2"/>
      <text:p text:style-name="P2"/>
      <text:h text:style-name="Heading_20_1" text:outline-level="1">Status Bits</text:h>
      <text:p text:style-name="P13"/>
      <text:p text:style-name="P2"><text:tab/>sim68k has the following status bits (all are represented in the simulator by global variables of the type bit):</text:p>
      <text:p text:style-name="P2"/>
      <text:p text:style-name="P37">* H (bit) = Status bit "Halt".<text:tab/><text:tab/>* N (bit) = Status bit "Negative".</text:p>
      <text:p text:style-name="P37">* Z (bit) = Status bit "Zero".<text:tab/><text:tab/>* V (bit) = Status bit "Overflow"</text:p>
      <text:p text:style-name="P37">* C (bit) = Status bit "Carry"</text:p>
      <text:p text:style-name="P2"/>
      <text:p text:style-name="P2">During the execution of some instructions, some of these bits are updated. </text:p>
      <text:p text:style-name="P10">See Section 6 for information on when and how these bits are updated.</text:p>
      <text:p text:style-name="P2"/>
      <text:p text:style-name="P2"/>
      <text:p text:style-name="P2"><text:tab/>In the MC68000, the status bits are located in a special register (CC - Code Condition). <text:s text:c="2"/>In your simulator, you will implement them as individual boolean variables to simplify their manipulation.</text:p>
      <text:p text:style-name="P2"/>
      <text:p text:style-name="P2"/>
      <text:p text:style-name="P9">3. Fetch-Execute Cycle of sim68k</text:p>
      <text:p text:style-name="P2"/>
      <text:p text:style-name="P2"><text:tab/>In the simulator, the procedure "controller" will simulate the fetch-execute cycle with the following algorithm (similar to tc2111):</text:p>
      <text:p text:style-name="P2"/>
      <text:p text:style-name="P2"><text:span text:style-name="T1"><text:s text:c="2"/></text:span>1. Initialization</text:p>
      <text:p text:style-name="P2"><text:span text:style-name="T1"><text:s text:c="5"/></text:span>(* Set PC to $0000 and set the status bits to FALSE *)</text:p>
      <text:p text:style-name="P2"/>
      <text:p text:style-name="P2"><text:span text:style-name="T1"><text:s text:c="2"/></text:span>2. Repeat</text:p>
      <text:p text:style-name="P2"/>
      <text:p text:style-name="P2"><text:span text:style-name="T1"><text:s text:c="8"/></text:span>2.1 Fetch_OpCode</text:p>
      <text:p text:style-name="P2"><text:soft-page-break/></text:p>
      <text:p text:style-name="P2"><text:span text:style-name="T1"><text:s text:c="8"/></text:span>2.2 Decode_Instruction</text:p>
      <text:p text:style-name="P2"><text:span text:style-name="T1"><text:s text:c="12"/></text:span>(* According to the fields in the opcode *)</text:p>
      <text:p text:style-name="P2"><text:span text:style-name="T1"><text:s text:c="12"/></text:span>(* Example: <text:s/>OpName = bits 15 to 11 in OpCode </text:p>
      <text:p text:style-name="P38">NbOper = bit 8 in OpCode + 1 </text:p>
      <text:p text:style-name="P38">M1 = bits 7 to 5 in OpCode, <text:s/>etc. *)</text:p>
      <text:p text:style-name="P39"><text:span text:style-name="T1"><text:s text:c="12"/></text:span>(* These fields can be represented as local variables in the procedure "controller". *)</text:p>
      <text:p text:style-name="P2"/>
      <text:p text:style-name="P2"><text:span text:style-name="T1"><text:s text:c="8"/></text:span>2.3 Fetch_Operands</text:p>
      <text:p text:style-name="P2"><text:span text:style-name="T1"><text:s text:c="11"/></text:span>(* In OpAddr1 and OpAddr2, if operands are required. *)</text:p>
      <text:p text:style-name="P2"/>
      <text:p text:style-name="P2"><text:span text:style-name="T1"><text:s text:c="8"/></text:span>2.4 If NOT(H)</text:p>
      <text:p text:style-name="P2"><text:span text:style-name="T1"><text:s text:c="12"/></text:span>Then</text:p>
      <text:p text:style-name="P2"><text:span text:style-name="T1"><text:s text:c="15"/></text:span>2.4.1 Execute_Instruction</text:p>
      <text:p text:style-name="P2"><text:span text:style-name="T1"><text:s text:c="17"/></text:span>(* Use Pascal CASE Structure *)</text:p>
      <text:p text:style-name="P2"><text:span text:style-name="T1"><text:s text:c="17"/></text:span>(* Execution of most instructions follows these steps: <text:s/>*)</text:p>
      <text:p text:style-name="P2"><text:span text:style-name="T1"><text:s text:c="17"/></text:span>(* <text:s text:c="3"/>1. Fill TMPS (if necessary) <text:s text:c="22"/>*)</text:p>
      <text:p text:style-name="P2"><text:span text:style-name="T1"><text:s text:c="17"/></text:span>(* <text:s text:c="3"/>2. Fill TMPD (if necessary) <text:s text:c="22"/>*)</text:p>
      <text:p text:style-name="P2"><text:span text:style-name="T1"><text:s text:c="17"/></text:span>(* <text:s text:c="3"/>3. Compute TMPR using TMPS and TMPD <text:s text:c="14"/>*)</text:p>
      <text:p text:style-name="P2"><text:span text:style-name="T1"><text:s text:c="17"/></text:span>(* <text:s text:c="3"/>4. Update status bits HNZVC (if necessary) <text:s text:c="7"/>*)</text:p>
      <text:p text:style-name="P2"><text:span text:style-name="T1"><text:s text:c="17"/></text:span>(* <text:s text:c="3"/>5. Store result in the destination (if necessary) *)</text:p>
      <text:p text:style-name="P2"><text:tab/> <text:s text:c="2"/>Until (H = true) <text:s/>(* If H = True, then halt *)</text:p>
      <text:p text:style-name="P2"/>
      <text:p text:style-name="P2"/>
      <text:p text:style-name="P2"><text:tab/>In order for your program to be more modular, and to simplify the body of the procedure "controller", we suggest to create Pascal sub-procedures inside the procedure "controller" for steps 1, 2.1, 2.2, 2.3 and 2.4.1. <text:s/></text:p>
      <text:p text:style-name="P2"><text:tab/>Pascal functions/procedures provided in simunit.pas will allow you to extract bit sequences from the OpCode.</text:p>
      <text:p text:style-name="P2"/>
      <text:p text:style-name="P2"/>
      <text:p text:style-name="P9">4. Addressing Modes of sim68k</text:p>
      <text:p text:style-name="P2"/>
      <text:p text:style-name="P2">Six addressing modes are available to most instructions:</text:p>
      <text:p text:style-name="P2"/>
      <text:p text:style-name="P29"><text:span text:style-name="T7"><text:s text:c="3"/></text:span>* Data register direct <text:s text:c="6"/>( using D0 or D1 )</text:p>
      <text:p text:style-name="P29"><text:span text:style-name="T7"><text:s text:c="3"/></text:span>* Address register direct <text:s text:c="3"/>( using A0 or A1 )</text:p>
      <text:p text:style-name="P29"><text:span text:style-name="T7"><text:s text:c="3"/></text:span>* Address register indirect <text:s/>( using (A0) or (A1) )</text:p>
      <text:p text:style-name="P29"><text:span text:style-name="T7"><text:s text:c="3"/></text:span>* Address register indirect with post-increment ( using (A0)+ or (A1)+ )</text:p>
      <text:p text:style-name="P29"><text:span text:style-name="T7"><text:s text:c="3"/></text:span>* Address register indirect with pre-decrement <text:s/>( using -(A0) or -(A1) )</text:p>
      <text:p text:style-name="P29"><text:span text:style-name="T7"><text:s text:c="3"/></text:span>* Relative/Absolute addressing ( using label, identifier or $0000 to $1000 ).</text:p>
      <text:p text:style-name="P29"/>
      <text:p text:style-name="P2">Several instructions are constrained to specific addressing modes:</text:p>
      <text:p text:style-name="P2"/>
      <text:p text:style-name="P28"><text:span text:style-name="T1"><text:s text:c="3"/></text:span>* Branching instructions (BRA, BVS, BEQ, BCS, BGE, BLE) can only use Relative /Absolute addressing. In this case, the branching address is indicated by the <text:soft-page-break/>given relative or absolute address which is a label or an address between $0000 to $1000. <text:s/>For example, "BRA address" means *branch unconditionally to the given address*, i.e. PC := address.</text:p>
      <text:p text:style-name="P2"/>
      <text:p text:style-name="P28"><text:span text:style-name="T1"><text:s text:c="3"/></text:span>* The <text:s/>"MOVEA Source, Destination" <text:s/>instruction only allows Relative/Absolute addressing for the Source operand and address register direct for the Destination operand. <text:s/>In this case, the Source operand is indicated by the given relative or absolute address which is an identifier or an address between $0000 to $1000. <text:s/>For example, "MOVEA address, Ai" means copy the given address itself to the register Ai, i.e., <text:s/>Ai := address.</text:p>
      <text:p text:style-name="P28"/>
      <text:p text:style-name="P2"/>
      <text:p text:style-name="P9">5. sim68k Instruction Set</text:p>
      <text:p text:style-name="P2"/>
      <text:p text:style-name="P2">The instruction set of sim68k contains 32 instructions where:</text:p>
      <text:p text:style-name="P2"/>
      <text:p text:style-name="P28"><text:span text:style-name="T1"><text:s text:c="3"/></text:span>* S is the source operand.</text:p>
      <text:p text:style-name="P28"/>
      <text:p text:style-name="P28"><text:span text:style-name="T1"><text:s text:c="3"/></text:span>* D is the destination operand.</text:p>
      <text:p text:style-name="P28"/>
      <text:p text:style-name="P28"><text:span text:style-name="T1"><text:s text:c="3"/></text:span>* "data" represents a 4-bit integer constant (i.e., $0..$F) directly encoded in the instruction as an immediate operand.</text:p>
      <text:p text:style-name="P28"><text:span text:style-name="T1"><text:s text:c="3"/></text:span>* "address" represents an address between $0000 and $1000.</text:p>
      <text:p text:style-name="P28"/>
      <text:p text:style-name="P28"><text:span text:style-name="T1"><text:s text:c="3"/></text:span>* At the end of the explanation for each instruction, you will find an interpretation of the operation in a pseudo-Pascal language, to understand the functionality of the instruction.</text:p>
      <text:p text:style-name="P28"/>
      <text:p text:style-name="P28"><text:span text:style-name="T1"><text:s text:c="3"/></text:span>* Data Size (.B, .W, .L) is not indicated here but will be indicated in the assembly /machine language programs. </text:p>
      <text:p text:style-name="P2"/>
      <text:p text:style-name="P2"/>
      <text:p text:style-name="P15">Arithmetic (in 2's CF)</text:p>
      <text:p text:style-name="P14"/>
      <text:p text:style-name="P4"><text:span text:style-name="T1"><text:s text:c="3"/></text:span>* ADD S, D<text:tab/>Binary integer addition (Regular). D := D + S ;</text:p>
      <text:p text:style-name="P4"><text:span text:style-name="T1"><text:s text:c="3"/></text:span>* ADDQ data, D<text:tab/>Binary integer addition (Quick). D := D + data ;</text:p>
      <text:p text:style-name="P4"><text:span text:style-name="T1"><text:s text:c="3"/></text:span>* SUB S, D<text:tab/>Binary integer subtraction (Regular). D := D - S ;</text:p>
      <text:p text:style-name="P4"><text:span text:style-name="T1"><text:s text:c="3"/></text:span>* SUBQ data, D<text:tab/>Binary integer subtraction (Quick). D := D - data ;</text:p>
      <text:p text:style-name="P4"><text:span text:style-name="T1"><text:s text:c="3"/></text:span>* MULS S, D<text:tab/>Binary integer multiplication (Signed). D.L := D.W * S.W ;</text:p>
      <text:p text:style-name="P4"><text:span text:style-name="T1"><text:s text:c="3"/></text:span>* DIVS S, D<text:tab/>Binary integer division (Signed). LSW(D) := D.L DIV S.W ;</text:p>
      <text:p text:style-name="P4"><text:span text:style-name="T1"><text:s text:c="35"/></text:span><text:tab/><text:tab/><text:tab/><text:tab/><text:tab/> <text:s text:c="2"/>MSW(D) := D.L MOD S.W ;</text:p>
      <text:p text:style-name="P4"><text:span text:style-name="T1"><text:s text:c="3"/></text:span>* NEG D<text:tab/>Binary integer negation (Regular). D := 2's complement of D ;</text:p>
      <text:p text:style-name="P4"><text:span text:style-name="T1"><text:s text:c="3"/></text:span>* CLR D<text:tab/>Clear (set to 0). D := 0 ;</text:p>
      <text:p text:style-name="P4"/>
      <text:h text:style-name="P51" text:outline-level="1">Logic</text:h>
      <text:p text:style-name="P14"/>
      <text:p text:style-name="P4"><text:span text:style-name="T1"><text:s text:c="3"/></text:span>* NOT D<text:tab/>Logical NOT. D := NOT(D) ;</text:p>
      <text:p text:style-name="P4"><text:span text:style-name="T1"><text:s text:c="3"/></text:span>* AND S, D<text:tab/>Logical AND. D := D AND S ;</text:p>
      <text:p text:style-name="P4"><text:soft-page-break/><text:span text:style-name="T1"><text:s text:c="3"/></text:span>* OR S, D<text:tab/>Logical OR. D := D OR S ;</text:p>
      <text:p text:style-name="P4"><text:span text:style-name="T1"><text:s text:c="3"/></text:span>* EOR S, D<text:tab/>Logical Exclusive-OR. D := D XOR S ;</text:p>
      <text:p text:style-name="P4"/>
      <text:h text:style-name="P51" text:outline-level="1">Shift/rotate</text:h>
      <text:p text:style-name="P14"/>
      <text:p text:style-name="P4"><text:span text:style-name="T1"><text:s text:c="3"/></text:span>* LSL data, D<text:tab/>Logical Shift Left. D := D SHL data ; </text:p>
      <text:p text:style-name="P4"><text:span text:style-name="T1"><text:s text:c="3"/></text:span>* LSR data, D <text:tab/>Logical Shift Right. D := D SHR data ;</text:p>
      <text:p text:style-name="P4"><text:span text:style-name="T1"><text:s text:c="3"/></text:span>* ROL data, D<text:tab/>Rotate Left. D := D ROL data ;</text:p>
      <text:p text:style-name="P4"><text:span text:style-name="T1"><text:s text:c="3"/></text:span>* ROR data, D<text:tab/>Rotate Right. D := D ROR data ;</text:p>
      <text:p text:style-name="P4"><text:tab/></text:p>
      <text:p text:style-name="P4">Note that there is no ROR or ROL operator in Pascal. You'll simulate them.</text:p>
      <text:p text:style-name="P4"/>
      <text:h text:style-name="P51" text:outline-level="1">Comparison</text:h>
      <text:p text:style-name="P14"/>
      <text:p text:style-name="P4"><text:span text:style-name="T1"><text:s text:c="3"/></text:span>* CMP S, D<text:tab/>Compare. (* Adjust HNZVC according to D - S *)</text:p>
      <text:p text:style-name="P4"><text:span text:style-name="T1"><text:s text:c="3"/></text:span>* TST D<text:tab/>Test. <text:s text:c="3"/>(* Adjust HNZVC according to D *)</text:p>
      <text:p text:style-name="P14"/>
      <text:h text:style-name="P51" text:outline-level="1">Branch</text:h>
      <text:p text:style-name="P14"/>
      <text:p text:style-name="P4"><text:span text:style-name="T1"><text:s text:c="3"/></text:span>* BRA address<text:tab/>Branch unconditionally. PC := address ;</text:p>
      <text:p text:style-name="P4"><text:span text:style-name="T1"><text:s text:c="3"/></text:span>* BVS address<text:tab/>Branch if overflow is set. if V then PC := address ;</text:p>
      <text:p text:style-name="P4"><text:span text:style-name="T1"><text:s text:c="3"/></text:span>* BEQ address<text:tab/>Branch if equal. if Z then PC := address ;</text:p>
      <text:p text:style-name="P4"><text:span text:style-name="T1"><text:s text:c="3"/></text:span>* BCS address<text:tab/>Branch if carry is set. if C then PC := address ;</text:p>
      <text:p text:style-name="P4"><text:span text:style-name="T1"><text:s text:c="3"/></text:span>* BGE address<text:tab/>Branch if greater than or equal. </text:p>
      <text:p text:style-name="P4"><text:tab/><text:tab/>if (N XOR V)' then PC := address ;</text:p>
      <text:p text:style-name="P4"><text:span text:style-name="T1"><text:s text:c="3"/></text:span>* BLE address<text:tab/>Branch if less than or equal. </text:p>
      <text:p text:style-name="P4"><text:tab/><text:tab/>if (N XOR V) or Z then PC := address ;</text:p>
      <text:p text:style-name="P4"/>
      <text:h text:style-name="P51" text:outline-level="1">Transfer</text:h>
      <text:p text:style-name="P14"/>
      <text:p text:style-name="P4"><text:span text:style-name="T1"><text:s text:c="3"/></text:span>* MOVE S, D<text:tab/><text:tab/><text:tab/>Move (Regular). D := S ;</text:p>
      <text:p text:style-name="P4"><text:span text:style-name="T1"><text:s text:c="3"/></text:span>* MOVEQ data, D <text:tab/><text:tab/>Move (Quick). D := data ;</text:p>
      <text:p text:style-name="P4"><text:span text:style-name="T1"><text:s text:c="3"/></text:span>* EXG S, D<text:tab/><text:tab/><text:tab/>Swap S and D. S &lt;--&gt; D</text:p>
      <text:p text:style-name="P4"><text:span text:style-name="T1"><text:s text:c="3"/></text:span>* MOVEA address, Ai<text:tab/><text:tab/>Move address to the register Ai. <text:s/>Ai := address ;</text:p>
      <text:p text:style-name="P4"/>
      <text:p text:style-name="P18"><text:span text:style-name="T8">Others </text:span><text:span text:style-name="T9">(not in MC68000)</text:span></text:p>
      <text:p text:style-name="P14"/>
      <text:p text:style-name="P4"><text:span text:style-name="T1"><text:s text:c="3"/></text:span>* INP D<text:tab/>Input from keyboard. Readln(D) ;</text:p>
      <text:p text:style-name="P4"><text:span text:style-name="T1"><text:s text:c="3"/></text:span>* DSP S<text:tab/>Display on terminal (Source and its content).</text:p>
      <text:p text:style-name="P4"><text:tab/><text:tab/>Writeln('S:', S) ;</text:p>
      <text:p text:style-name="P4"><text:span text:style-name="T1"><text:s text:c="3"/></text:span>* DSR <text:tab/>Display on terminal the contents of the status bits </text:p>
      <text:p text:style-name="P4"><text:tab/><text:tab/>(i.e., Display Status Register). </text:p>
      <text:p text:style-name="P4"><text:tab/><text:tab/>Writeln('H:',H,'N:',N,'Z:',Z,'V:',V,'C:',C) ; </text:p>
      <text:p text:style-name="P4"><text:span text:style-name="T1"><text:s text:c="3"/></text:span>* HLT<text:tab/>Halt program. <text:s/>H := True ;</text:p>
      <text:p text:style-name="P4"/>
      <text:h text:style-name="Heading_20_1" text:outline-level="1">Formats</text:h>
      <text:p text:style-name="P13"/>
      <text:p text:style-name="P2">All opcodes are on 16 bits. Opcodes may be of two formats:</text:p>
      <text:p text:style-name="P2"><text:soft-page-break/></text:p>
      <text:p text:style-name="P40">* F1 is a format where at most two ordinary operands are allowed. </text:p>
      <text:p text:style-name="P40">* F2 is a format where 1 constant operand, encoded directly in the opcode, and at most 1 ordinary operand are allowed.</text:p>
      <text:p text:style-name="P2"/>
      <text:p text:style-name="P2">In format F1:</text:p>
      <text:p text:style-name="P29">Opref-1 (reference to operand-1) and Opref-2 (reference to operand-2) give information on operand-1 and operand-2, respectively.</text:p>
      <text:p text:style-name="P2"/>
      <text:p text:style-name="P2">In format F2: </text:p>
      <text:p text:style-name="P29">Opref-2 (reference to operand-2) gives information on operand-2. </text:p>
      <text:p text:style-name="P2"/>
      <text:p text:style-name="P19"><text:span text:style-name="T11"><text:s text:c="12"/></text:span>| <text:s text:c="2"/>OpCodeInfo <text:s text:c="6"/>| <text:s/>Opref-1 <text:s/>| <text:s/>Opref-2 <text:s/>|</text:p>
      <text:p text:style-name="P19"><text:span text:style-name="T11"><text:s text:c="12"/></text:span>+----------+-----+---+------+----+------+----+</text:p>
      <text:p text:style-name="P19"><text:span text:style-name="T11"><text:s text:c="7"/></text:span>F1: <text:s/>| <text:s text:c="3"/>O <text:s text:c="4"/>| <text:s/>S <text:s/>| P | <text:s/>M1 <text:s/>| N1 | <text:s/>M2 <text:s/>| N2 |</text:p>
      <text:p text:style-name="P19"><text:span text:style-name="T11"><text:s text:c="12"/></text:span>+----------+-----+---+------+----+------+----+</text:p>
      <text:p text:style-name="P19"/>
      <text:p text:style-name="P19"/>
      <text:p text:style-name="P19"><text:span text:style-name="T11"><text:s text:c="12"/></text:span>| <text:s text:c="2"/>OpCodeInfo <text:s text:c="6"/>| <text:s/>Opref-1 <text:s/>| <text:s/>Opref-2 <text:s/>|</text:p>
      <text:p text:style-name="P19"><text:span text:style-name="T11"><text:s text:c="12"/></text:span>+----------+-----+---+-----------+------+----+</text:p>
      <text:p text:style-name="P19"><text:span text:style-name="T11"><text:s text:c="7"/></text:span>F2: <text:s/>| <text:s text:c="3"/>O <text:s text:c="4"/>| <text:s/>S <text:s/>| P | <text:s text:c="2"/>Data <text:s text:c="3"/>| <text:s/>M2 <text:s/>| N2 |</text:p>
      <text:p text:style-name="P19"><text:span text:style-name="T11"><text:s text:c="12"/></text:span>+----------+-----+---+-----------+------+----+</text:p>
      <text:p text:style-name="P19"/>
      <text:p text:style-name="P19"/>
      <text:p text:style-name="P5"><text:span text:style-name="T1"><text:s text:c="3"/></text:span>* O (5 bits)<text:tab/>: <text:s/>OpCode name (OpName)</text:p>
      <text:p text:style-name="P5"><text:span text:style-name="T1"><text:s text:c="3"/></text:span>* S (2 bits)<text:tab/>: <text:s/>Size ( i.e., 00 ==&gt; Byte, 01 ==&gt; Word, 10 ==&gt; Long Word )</text:p>
      <text:p text:style-name="P6"><text:span text:style-name="T1"><text:s text:c="3"/></text:span>* P (1 bit)<text:tab/>: <text:s/>Number of operands minus 1</text:p>
      <text:p text:style-name="P7"><text:tab/><text:tab/>(i.e., P = 0 ==&gt; one operand ; <text:s/>P = 1 ==&gt; two operands)</text:p>
      <text:p text:style-name="P7"><text:tab/><text:tab/>As a special case if the number of operands is zero, then P = 0.</text:p>
      <text:p text:style-name="P11"><text:s text:c="3"/></text:p>
      <text:p text:style-name="P5"><text:span text:style-name="T1"><text:s text:c="3"/></text:span>* M1 (3 bits)<text:tab/>: <text:s/>Addressing mode of operand-1 (if any)</text:p>
      <text:p text:style-name="P5"><text:span text:style-name="T1"><text:s text:c="3"/></text:span>* N1 (1 bit)<text:tab/>: <text:s/>Register number of operand-1 (if any)</text:p>
      <text:p text:style-name="P5"><text:tab/><text:tab/><text:tab/>(Not considered when M1 = 011)</text:p>
      <text:p text:style-name="P5"><text:span text:style-name="T1"><text:s text:c="3"/></text:span>* M2 (3 bits)<text:tab/>: Addressing mode of operand-2 (if any)</text:p>
      <text:p text:style-name="P5"><text:span text:style-name="T1"><text:s text:c="3"/></text:span>* N2 (1 bit)<text:tab/>: <text:s/>Register number of operand-2 (if any)</text:p>
      <text:p text:style-name="P5"><text:tab/><text:tab/><text:tab/>(Not considered when M2 = 011)</text:p>
      <text:p text:style-name="P5"/>
      <text:p text:style-name="P5"><text:span text:style-name="T1"><text:s text:c="3"/></text:span>* Data (4 bits)<text:tab/>: <text:s/>4-bit integer constant (i.e., $0..$F)</text:p>
      <text:p text:style-name="P5"/>
      <text:p text:style-name="P2"/>
      <text:p text:style-name="P1">Addressing modes (M1 and M2) are encoded on 3 bits:</text:p>
      <text:p text:style-name="P42"/>
      <text:p text:style-name="P42"><text:span text:style-name="T1"><text:s text:c="3"/></text:span>* 000 : <text:s/>Data register direct</text:p>
      <text:p text:style-name="P42"><text:span text:style-name="T1"><text:s text:c="3"/></text:span>* 001 : <text:s/>Address register direct</text:p>
      <text:p text:style-name="P42"><text:span text:style-name="T1"><text:s text:c="3"/></text:span>* 100 : <text:s/>Address register indirect</text:p>
      <text:p text:style-name="P42"><text:span text:style-name="T1"><text:s text:c="3"/></text:span>* 110 : <text:s/>Address register indirect with post-increment</text:p>
      <text:p text:style-name="P42"><text:span text:style-name="T1"><text:s text:c="3"/></text:span>* 111 : <text:s/>Address register indirect with pre-decrement</text:p>
      <text:p text:style-name="P42"><text:span text:style-name="T1"><text:s text:c="3"/></text:span>* 011 : <text:s/>Relative/Absolute addressing</text:p>
      <text:p text:style-name="P41"><text:soft-page-break/><text:span text:style-name="T3"><text:s text:c="3"/></text:span><text:span text:style-name="T2">* 010 : <text:s/></text:span><text:span text:style-name="T4">not used.</text:span></text:p>
      <text:p text:style-name="P41"><text:span text:style-name="T3"><text:s text:c="3"/></text:span><text:span text:style-name="T2">* 101 : <text:s/></text:span><text:span text:style-name="T4">not used.</text:span></text:p>
      <text:p text:style-name="P2"/>
      <text:p text:style-name="P2"><text:span text:style-name="T1"><text:s text:c="3"/></text:span>If M1 = 000 then N1 refers to either D0 or D1, </text:p>
      <text:p text:style-name="P2"><text:tab/><text:tab/><text:tab/>(i.e., N1=0 refers to D0, N1=1 refers to D1).</text:p>
      <text:p text:style-name="P2"><text:span text:style-name="T1"><text:s text:c="3"/></text:span>If M1 = 001 or 100 or 110 or 111 then N1 refers to either A0 or A1,</text:p>
      <text:p text:style-name="P2"><text:tab/><text:tab/><text:tab/><text:tab/><text:tab/><text:tab/>(i.e., N1=0 refers to A0, N1=1 refers to A1).</text:p>
      <text:p text:style-name="P12"/>
      <text:p text:style-name="P12">If one replaces M1 by M2 and N1 by N2, the above two statements remain valid.</text:p>
      <text:p text:style-name="P2"/>
      <text:p text:style-name="P2"/>
      <text:p text:style-name="P9">6. Instruction encoding and status bits updating</text:p>
      <text:p text:style-name="P2"/>
      <text:p text:style-name="P2"><text:tab/>The following table contains more information on the format and encoding of each instruction.</text:p>
      <text:p text:style-name="P2"/>
      <text:p text:style-name="P43"><text:span text:style-name="T1"><text:s text:c="3"/></text:span>* Mnemo:<text:tab/>Mnemonic </text:p>
      <text:p text:style-name="P43"><text:span text:style-name="T1"><text:s text:c="3"/></text:span>* Fmt: <text:tab/>Format (F1 or F2)</text:p>
      <text:p text:style-name="P43"><text:span text:style-name="T1"><text:s text:c="3"/></text:span>* OpName:<text:tab/>OpCode name (in binary, 5 bits).</text:p>
      <text:p text:style-name="P43"><text:span text:style-name="T1"><text:s text:c="3"/></text:span>* S: <text:tab/>Allowed Size(s). B = Byte, W = Word, L = Long.</text:p>
      <text:p text:style-name="P43"><text:span text:style-name="T1"><text:s text:c="3"/></text:span>* P: <text:tab/>Number of operands minus 1 (in binary, 1 bit).</text:p>
      <text:p text:style-name="P44"><text:span text:style-name="T13">* HNZVC: <text:tab/>Status bits.</text:span></text:p>
      <text:p text:style-name="P44"/>
      <text:p text:style-name="P50">For <text:s/>updating the status bits, we will use the following notation:</text:p>
      <text:p text:style-name="P47"/>
      <text:p text:style-name="P47"><text:span text:style-name="T1"><text:s text:c="5"/></text:span>* <text:s/>- : <text:tab/>Not affected</text:p>
      <text:p text:style-name="P47"><text:span text:style-name="T1"><text:s text:c="5"/></text:span>* <text:s/>0 : <text:tab/>Set to false</text:p>
      <text:p text:style-name="P47"><text:span text:style-name="T1"><text:s text:c="5"/></text:span>* <text:s/>1 : <text:tab/>Set to true</text:p>
      <text:p text:style-name="P47"><text:span text:style-name="T1"><text:s text:c="5"/></text:span>* <text:s/>* : <text:tab/>Affected as follows: N=true iff Rm=1; Z=true iff R=0 </text:p>
      <text:p text:style-name="P47"><text:span text:style-name="T1"><text:s text:c="5"/></text:span>* <text:s/>? : <text:tab/>See comments</text:p>
      <text:p text:style-name="P47"><text:span text:style-name="T1"><text:s text:c="5"/></text:span>* Sm : <text:tab/>the most significant bit of Source operand S</text:p>
      <text:p text:style-name="P47"><text:span text:style-name="T1"><text:s text:c="5"/></text:span>* Dm : <text:tab/>the most significant bit of Destination operand D</text:p>
      <text:p text:style-name="P47"><text:span text:style-name="T1"><text:s text:c="5"/></text:span>* Rm : <text:tab/>the most significant bit of Result R</text:p>
      <text:p text:style-name="P47"><text:span text:style-name="T1"><text:s text:c="5"/></text:span>* <text:s/>r : <text:tab/>Shift count</text:p>
      <text:p text:style-name="P47"/>
      <text:p text:style-name="P2">When we refer to the most significant bit (Sm, Dm, or Rm), we have to consider what size is in use. For example, for Dm:</text:p>
      <text:p text:style-name="P2"/>
      <text:p text:style-name="P48"><text:span text:style-name="T1"><text:s text:c="3"/></text:span>* If Size = Byte, then Dm is bit #07 of D</text:p>
      <text:p text:style-name="P48"><text:span text:style-name="T1"><text:s text:c="3"/></text:span>* If Size = Word, then Dm is bit #15 of D</text:p>
      <text:p text:style-name="P48"><text:span text:style-name="T1"><text:s text:c="3"/></text:span>* If Size = Long, then Dm is bit #31 of D</text:p>
      <text:p text:style-name="P2"/>
      <text:p text:style-name="P2"/>
      <text:p text:style-name="P20">Mnemo <text:s/>Fmt <text:s/>OpName <text:s text:c="2"/>S <text:s text:c="3"/>P <text:s/>HNZVC <text:s text:c="2"/>Comments</text:p>
      <text:p text:style-name="P21">----- <text:s/>--- <text:s/>------ ----- <text:s/>- <text:s/>----- <text:s/>-----------------------</text:p>
      <text:p text:style-name="P21">ADD <text:s text:c="3"/>F1 <text:s text:c="2"/>00000 <text:s/>B,W,L <text:s/>1 <text:s/>-**?? <text:s/>V = Sm.Dm.Rm' + Sm'.Dm'.Rm</text:p>
      <text:p text:style-name="P21"><text:span text:style-name="T12"><text:s text:c="36"/></text:span>C = Sm.Dm + Rm'.Dm + Sm.Rm'</text:p>
      <text:p text:style-name="P21">ADDQ <text:s text:c="2"/>F2 <text:s text:c="2"/>00001 <text:s/>B,W,L <text:s/>0 <text:s/>-**?? <text:s/>V = Sm.Dm.Rm' + Sm'.Dm'.Rm</text:p>
      <text:p text:style-name="P21"><text:span text:style-name="T12"><text:s text:c="36"/></text:span>C = Sm.Dm + Rm'.Dm + Sm.Rm'</text:p>
      <text:p text:style-name="P21"/>
      <text:p text:style-name="P21"/>
      <text:p text:style-name="P21"><text:soft-page-break/>SUB <text:s text:c="3"/>F1 <text:s text:c="2"/>00010 <text:s/>B,W,L <text:s/>1 <text:s/>-**?? <text:s/>V = Sm'.Dm.Rm' + Sm.Dm'.Rm</text:p>
      <text:p text:style-name="P21"><text:span text:style-name="T12"><text:s text:c="36"/></text:span>C = Sm.Dm' + Rm.Dm' + Sm.Rm</text:p>
      <text:p text:style-name="P21">SUBQ <text:s text:c="2"/>F2 <text:s text:c="2"/>00011 <text:s/>B,W,L <text:s/>0 <text:s/>-**?? <text:s/>V = Sm'.Dm.Rm' + Sm.Dm'.Rm</text:p>
      <text:p text:style-name="P21"><text:span text:style-name="T12"><text:s text:c="36"/></text:span>C = Sm.Dm' + Rm.Dm' + Sm.Rm</text:p>
      <text:p text:style-name="P21"/>
      <text:p text:style-name="P21">MULS <text:s text:c="2"/>F1 <text:s text:c="2"/>00100 <text:s text:c="3"/>W <text:s text:c="3"/>1 <text:s/>-**00 <text:s/></text:p>
      <text:p text:style-name="P20"/>
      <text:p text:style-name="P21">DIVS <text:s text:c="2"/>F1 <text:s text:c="2"/>00101 <text:s text:c="3"/>L <text:s text:c="3"/>1 <text:s/>-**?0 <text:s/>V = division overflow </text:p>
      <text:p text:style-name="P21"/>
      <text:p text:style-name="P21">NEG <text:s text:c="3"/>F1 <text:s text:c="2"/>00110 <text:s/>B,W,L <text:s/>0 <text:s/>-**?? <text:s/>V = Dm.Rm , <text:s/>C = Dm + Rm</text:p>
      <text:p text:style-name="P21"/>
      <text:p text:style-name="P21">CLR <text:s text:c="3"/>F1 <text:s text:c="2"/>00111 <text:s/>B,W,L <text:s/>0 <text:s/>-**00</text:p>
      <text:p text:style-name="P21"/>
      <text:p text:style-name="P21">NOT <text:s text:c="3"/>F1 <text:s text:c="2"/>01000 <text:s/>B,W,L <text:s/>0 <text:s/>-**00</text:p>
      <text:p text:style-name="P21"/>
      <text:p text:style-name="P21">AND <text:s text:c="3"/>F1 <text:s text:c="2"/>01001 <text:s/>B,W,L <text:s/>1 <text:s/>-**00</text:p>
      <text:p text:style-name="P21"/>
      <text:p text:style-name="P21">OR <text:s text:c="4"/>F1 <text:s text:c="2"/>01010 <text:s/>B,W,L <text:s/>1 <text:s/>-**00</text:p>
      <text:p text:style-name="P21"/>
      <text:p text:style-name="P21">EOR <text:s text:c="3"/>F1 <text:s text:c="2"/>01011 <text:s/>B,W,L <text:s/>1 <text:s/>-**00</text:p>
      <text:p text:style-name="P21"/>
      <text:p text:style-name="P21">LSL <text:s text:c="3"/>F2 <text:s text:c="2"/>01100 <text:s/>B,W,L <text:s/>0 <text:s/>-**0? <text:s/>If r &gt; 0 then C = D(m-r+1) </text:p>
      <text:p text:style-name="P21"><text:span text:style-name="T12"><text:s text:c="45"/></text:span>else C = false </text:p>
      <text:p text:style-name="P21">LSR <text:s text:c="3"/>F2 <text:s text:c="2"/>01101 <text:s/>B,W,L <text:s/>0 <text:s/>-**0? <text:s/>If r &gt; 0 then C = D(r-1) </text:p>
      <text:p text:style-name="P22"><text:span text:style-name="T12"><text:s text:c="45"/></text:span>else C = false </text:p>
      <text:p text:style-name="P22"/>
      <text:p text:style-name="P22"><text:span text:style-name="T5">Mnemo <text:s/>Fmt <text:s/>OpName <text:s text:c="2"/>S <text:s text:c="3"/>P <text:s/>HNZVC <text:s text:c="2"/>Comments</text:span></text:p>
      <text:p text:style-name="P21">----- <text:s/>--- <text:s/>------ ----- <text:s/>- <text:s/>----- <text:s/>-----------------------</text:p>
      <text:p text:style-name="P21">ROL <text:s text:c="3"/>F2 <text:s text:c="2"/>01110 <text:s/>B,W,L <text:s/>0 <text:s/>-**0? <text:s/>If r &gt; 0 then C = D(m-r+1)</text:p>
      <text:p text:style-name="P21"><text:span text:style-name="T12"><text:s text:c="45"/></text:span>else C = false</text:p>
      <text:p text:style-name="P21"/>
      <text:p text:style-name="P21">ROR <text:s text:c="3"/>F2 <text:s text:c="2"/>01111 <text:s/>B,W,L <text:s/>0 <text:s/>-**0? <text:s/>If r &gt; 0 then C = D(r-1)</text:p>
      <text:p text:style-name="P21"><text:span text:style-name="T12"><text:s text:c="45"/></text:span>else C = false</text:p>
      <text:p text:style-name="P21"/>
      <text:p text:style-name="P21">CMP <text:s text:c="3"/>F1 <text:s text:c="2"/>10000 <text:s/>B,W,L <text:s/>1 <text:s/>-**?? <text:s/>V = Sm'.Dm.Rm' + Sm.Dm'.Rm</text:p>
      <text:p text:style-name="P21"><text:span text:style-name="T12"><text:s text:c="36"/></text:span>C = Sm.Dm' + Rm.Dm' +Sm.Rm</text:p>
      <text:p text:style-name="P21"/>
      <text:p text:style-name="P21">TST <text:s text:c="3"/>F1 <text:s text:c="2"/>10001 <text:s/>B,W,L <text:s/>0 <text:s/>-**00</text:p>
      <text:p text:style-name="P21"/>
      <text:p text:style-name="P21">BRA <text:s text:c="3"/>F1 <text:s text:c="2"/>10010 <text:s text:c="3"/>W <text:s text:c="3"/>0 <text:s/>----- <text:s/>Operand is an address (M1=011)</text:p>
      <text:p text:style-name="P21"/>
      <text:p text:style-name="P21">BVS <text:s text:c="3"/>F1 <text:s text:c="2"/>10011 <text:s text:c="3"/>W <text:s text:c="3"/>0 <text:s/>----- <text:s/>Operand is an address (M1=011)</text:p>
      <text:p text:style-name="P21"/>
      <text:p text:style-name="P21">BEQ <text:s text:c="3"/>F1 <text:s text:c="2"/>10100 <text:s text:c="3"/>W <text:s text:c="3"/>0 <text:s/>----- <text:s/>Operand is an address (M1=011)</text:p>
      <text:p text:style-name="P21"/>
      <text:p text:style-name="P21">BCS <text:s text:c="3"/>F1 <text:s text:c="2"/>10101 <text:s text:c="3"/>W <text:s text:c="3"/>0 <text:s/>----- <text:s/>Operand is an address (M1=011)</text:p>
      <text:p text:style-name="P21"/>
      <text:p text:style-name="P21">BGE <text:s text:c="3"/>F1 <text:s text:c="2"/>10110 <text:s text:c="3"/>W <text:s text:c="3"/>0 <text:s/>----- <text:s/>Operand is an address (M1=011)</text:p>
      <text:p text:style-name="P21"/>
      <text:p text:style-name="P21">BLE <text:s text:c="3"/>F1 <text:s text:c="2"/>10111 <text:s text:c="3"/>W <text:s text:c="3"/>0 <text:s/>----- <text:s/>Operand is an address (M1=011)</text:p>
      <text:p text:style-name="P21"/>
      <text:p text:style-name="P21">MOVE <text:s text:c="2"/>F1 <text:s text:c="2"/>11000 <text:s/>B,W,L <text:s/>1 <text:s/>-**00</text:p>
      <text:p text:style-name="P21"/>
      <text:p text:style-name="P21">MOVEQ <text:s/>F2 <text:s text:c="2"/>11001 <text:s/>B,W,L <text:s/>0 <text:s/>-**00</text:p>
      <text:p text:style-name="P21"><text:soft-page-break/></text:p>
      <text:p text:style-name="P21">EXG <text:s text:c="3"/>F1 <text:s text:c="2"/>11010 <text:s/>B,W,L <text:s/>1 <text:s/>---00 <text:s/>Both operands are registers</text:p>
      <text:p text:style-name="P21"/>
      <text:p text:style-name="P21">MOVEA <text:s/>F1 <text:s text:c="2"/>11011 <text:s text:c="3"/>W <text:s text:c="3"/>1 <text:s/>-**00 <text:s/>Source operand is an address (M1=011)</text:p>
      <text:p text:style-name="P21"><text:span text:style-name="T12"><text:s text:c="36"/></text:span>Destination is an address register </text:p>
      <text:p text:style-name="P21">INP <text:s text:c="3"/>F1 <text:s text:c="2"/>11100 <text:s/>B,W,L <text:s/>0 <text:s/>-**00</text:p>
      <text:p text:style-name="P21"/>
      <text:p text:style-name="P21">DSP <text:s text:c="3"/>F1 <text:s text:c="2"/>11101 <text:s/>B,W,L <text:s/>0 <text:s/>----- <text:s/></text:p>
      <text:p text:style-name="P21"/>
      <text:p text:style-name="P21">DSR <text:s text:c="3"/>F1 <text:s text:c="2"/>11110 <text:s text:c="3"/>B <text:s text:c="3"/>0 <text:s/>----- <text:s/>Although P = 0, there is no operand.</text:p>
      <text:p text:style-name="P21"/>
      <text:p text:style-name="P21">HLT <text:s text:c="3"/>F1 <text:s text:c="2"/>11111 <text:s text:c="3"/>B <text:s text:c="3"/>0 <text:s/>1---- <text:s/>Although P = 0, there is no operand.</text:p>
      <text:p text:style-name="P2"/>
      <text:p text:style-name="P2"/>
      <text:p text:style-name="P9">7. Errors to be detected</text:p>
      <text:p text:style-name="P2"/>
      <text:p text:style-name="P2"><text:tab/>Here are several types of errors that have to be detected while executing a given program. <text:s/>When an error is detected, the H bit must be set to true after your simulator displays an appropriate error message.</text:p>
      <text:p text:style-name="P2"/>
      <text:p text:style-name="P2"><text:span text:style-name="T1"><text:s text:c="3"/></text:span>* Invalid number of operands (address and, if you want, instruction):</text:p>
      <text:p text:style-name="P46"><text:span text:style-name="T7"><text:s text:c="5"/></text:span>For instance, if the address $0124 contains the opcode $0900,</text:p>
      <text:p text:style-name="P46"><text:span text:style-name="T7"><text:s text:c="5"/></text:span>i.e., (ADDQ.B #0, D0), the following message could be displayed:</text:p>
      <text:p text:style-name="P46">*** ERROR *** Invalid number of operands for ADDQ at address $0124.</text:p>
      <text:p text:style-name="P2"/>
      <text:p text:style-name="P2"/>
      <text:p text:style-name="P2"><text:span text:style-name="T1"><text:s text:c="3"/></text:span>* Invalid data size (address and, if you want, instruction):</text:p>
      <text:p text:style-name="P46"><text:span text:style-name="T7"><text:s text:c="4"/></text:span>For instance, if the address $0124 contains the opcode $9060, </text:p>
      <text:p text:style-name="P46"><text:span text:style-name="T7"><text:s text:c="4"/></text:span>i.e., (BRA.B $&lt;some address&gt;), the following message could be displayed:</text:p>
      <text:p text:style-name="P46">*** ERROR *** Invalid data size for BRA at address $0124.</text:p>
      <text:p text:style-name="P2"/>
      <text:p text:style-name="P2"><text:span text:style-name="T1"><text:s text:c="3"/></text:span>* Invalid addressing mode (address and, if you want, instruction):</text:p>
      <text:p text:style-name="P46"><text:span text:style-name="T7"><text:s text:c="5"/></text:span>For instance, if the address $0124 contains the opcode $9200,</text:p>
      <text:p text:style-name="P46"><text:span text:style-name="T7"><text:s text:c="5"/></text:span>i.e., (BRA.W D0), the following message could be displayed:</text:p>
      <text:p text:style-name="P46">*** ERROR *** Invalid addressing mode for BRA at address $0124.</text:p>
      <text:p text:style-name="P2"/>
      <text:p text:style-name="P2"><text:span text:style-name="T1"><text:s text:c="3"/></text:span>* Division by 0 (address and, if you want, instruction):</text:p>
      <text:p text:style-name="P46"><text:span text:style-name="T7"><text:s text:c="5"/></text:span>For instance, if the address $0124 has a signed division (DIVS) </text:p>
      <text:p text:style-name="P46"><text:span text:style-name="T7"><text:s text:c="5"/></text:span>with 0 as an operand, the following message could be displayed:</text:p>
      <text:p text:style-name="P46">*** ERROR *** Division by 0 for DIVS at address $0124.</text:p>
      <text:p text:style-name="P46"/>
      <text:p text:style-name="P2"/>
      <text:p text:style-name="P45"><text:span text:style-name="T15">8. <text:s/>Test programs</text:span></text:p>
      <text:p text:style-name="P2"/>
      <text:p text:style-name="P2">The following test programs are provided:</text:p>
      <text:p text:style-name="P2"/>
      <text:p text:style-name="P17"><text:span text:style-name="T7"><text:s text:c="3"/></text:span>* arith.68b<text:tab/>* hilow.68b<text:tab/>* logic.68b<text:tab/>* modes.68b<text:tab/> <text:s text:c="3"/>* shiftrot.68b<text:tab/>* errors.68b</text:p>
      <text:p text:style-name="P2"/>
      <text:p text:style-name="P2">The results of executing these test programs are provided (except errors.68b):</text:p>
      <text:p text:style-name="P17"/>
      <text:p text:style-name="P17"><text:span text:style-name="T7"><text:s text:c="3"/></text:span>* arith.result<text:tab/> <text:s/>* hilow.result<text:tab/><text:tab/>* logic.result<text:tab/> <text:s/>* modes.result<text:tab/>* shiftrot.result<text:tab/></text:p>
      <text:p text:style-name="P2"/>
      <text:p text:style-name="P2"/>
      <text:p text:style-name="P9">9. <text:s/>sim68k.pas and simunit.pas</text:p>
      <text:p text:style-name="P2"/>
      <text:p text:style-name="Standard"><text:tab/>The file simunit.pas contains several Pascal functions/procedures that are used in the skeleton of the simulator given as sim68k.pas. Use them at will, or create your own.</text:p>
      <text:p text:style-name="P2"/>
      <text:p text:style-name="P2"/>
      <text:p text:style-name="Standard"><text:span text:style-name="T10">** For comments or clarifications, please send an e-mail to </text:span><text:a xlink:type="simple" xlink:href="mailto:keqin@playground.net"><text:span text:style-name="Internet_20_link">keqin@playground.net</text:span></text:a></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face style:name="Courier" svg:font-family="Courier, 'Courier New'" style:font-family-generic="modern"/>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Chicago" svg:font-family="Chicago, Arial"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ourier New"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ourier New"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family="Helvetica, Arial" style:font-family-generic="swiss" style:font-pitch="variable" fo:font-size="12pt" fo:language="en" fo:country="US" style:font-name-asian="Times New Roman" style:font-family-asian="'Times New Roman'" style:font-family-generic-asian="roman" style:font-pitch-asian="variable" style:font-size-asian="12pt" style:font-name-complex="Helvetica" style:font-family-complex="Helvetica, 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class="text">
      <style:paragraph-properties fo:margin-top="0cm" fo:margin-bottom="0.141cm" style:contextual-spacing="false" fo:orphans="2" fo:widows="2"/>
      <style:text-properties style:use-window-font-color="true" style:font-name="New York" fo:font-family="'New York', 'Times New Roman'" style:font-family-generic="roman" style:font-pitch="variable" fo:font-size="12pt" style:font-name-asian="Times New Roman" style:font-family-asian="'Times New Roman'" style:font-family-generic-asian="roman" style:font-pitch-asian="variable" style:font-size-asian="12pt" style:font-name-complex="New York" style:font-family-complex="'New York', 'Times New Roman'" style:font-family-generic-complex="roman" style:font-pitch-complex="variable" style:font-size-complex="10pt"/>
    </style:style>
    <style:style style:name="List" style:family="paragraph" style:parent-style-name="Text_20_body" style:class="list">
      <style:text-properties style:font-name="Courier New" fo:font-family="'Courier New'" style:font-family-generic="modern" style:font-pitch="fixed"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ourier New" fo:font-family="'Courier New'" style:font-family-generic="modern" style:font-pitch="fixed"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urier New" fo:font-family="'Courier New'" style:font-family-generic="modern" style:font-pitch="fixed"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Chicago" fo:font-family="Chicago, Arial" style:font-pitch="variable" style:text-underline-style="solid" style:text-underline-width="auto" style:text-underline-color="font-color" style:font-name-complex="Chicago" style:font-family-complex="Chicago, Arial" style:font-pitch-complex="variable"/>
    </style:style>
    <style:style style:name="Default_20_Paragraph_20_Font" style:display-name="Default Paragraph Font" style:family="text"/>
    <style:style style:name="MarkStyle" style:family="text" style:parent-style-name="Default_20_Paragraph_20_Font">
      <style:text-properties style:font-name="New York" fo:font-family="'New York', 'Times New Roman'" style:font-family-generic="roman" style:font-pitch="variable" fo:font-size="12pt" style:font-size-asian="12pt" style:font-name-complex="New York" style:font-family-complex="'New York', 'Times New Roman'" style:font-family-generic-complex="roman"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032cm" fo:margin-bottom="2.032cm" fo:margin-left="2.032cm" fo:margin-right="1.524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SI-2111 Project</dc:title>
    <dc:subject>Sim 68k processor simulation</dc:subject>
    <meta:initial-creator>H.Ural</meta:initial-creator>
    <meta:creation-date>1999-11-06T21:37:00</meta:creation-date>
    <dc:creator>Mark Sattolo</dc:creator>
    <dc:date>2018-11-18T13:45:35.403068602</dc:date>
    <meta:print-date>1999-11-09T21:13:00</meta:print-date>
    <meta:editing-cycles>36</meta:editing-cycles>
    <meta:editing-duration>PT2H59M</meta:editing-duration>
    <meta:document-statistic meta:table-count="0" meta:image-count="0" meta:object-count="0" meta:page-count="12" meta:paragraph-count="301" meta:word-count="3351" meta:character-count="19641" meta:non-whitespace-character-count="14839"/>
    <meta:generator>LibreOffice/4.2.8.2$Linux_X86_64 LibreOffice_project/420m0$Build-2</meta:generator>
    <meta:user-defined meta:name="Client">Mark Sattolo</meta:user-defined>
  </office:meta>
</office:document-meta>
</file>